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32f4ce" officeooo:paragraph-rsid="0017a314" style:font-size-asian="10.5pt" style:language-asian="zh" style:country-asian="CN" style:font-weight-asian="bold" style:font-size-complex="10.5pt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P5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T1" style:family="text">
      <style:text-properties officeooo:rsid="000559b7"/>
    </style:style>
    <style:style style:name="T2" style:family="text">
      <style:text-properties officeooo:rsid="002c9643"/>
    </style:style>
    <style:style style:name="T3" style:family="text">
      <style:text-properties officeooo:rsid="002e20f8"/>
    </style:style>
    <style:style style:name="T4" style:family="text">
      <style:text-properties officeooo:rsid="002f4949"/>
    </style:style>
    <style:style style:name="T5" style:family="text">
      <style:text-properties officeooo:rsid="002faabd"/>
    </style:style>
    <style:style style:name="T6" style:family="text">
      <style:text-properties officeooo:rsid="0032f4ce"/>
    </style:style>
    <style:style style:name="T7" style:family="text">
      <style:text-properties officeooo:rsid="0035d7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总计</text:h>
      <text:list xml:id="list4313664960278452974" text:style-name="L1">
        <text:list-item>
          <text:p text:style-name="P1">本月自己处理的ticket总字数有：<text:span text:style-name="T2">[</text:span><text:span text:style-name="T6">517</text:span><text:span text:style-name="T2">]</text:span></text:p>
        </text:list-item>
        <text:list-item>
          <text:p text:style-name="P1">本月热心帮助的ticket总字数有：<text:span text:style-name="T3">[</text:span><text:span text:style-name="T6">0</text:span><text:span text:style-name="T3">]</text:span></text:p>
        </text:list-item>
        <text:list-item>
          <text:p text:style-name="P1">本月贡献的wiki总字数有：<text:span text:style-name="T3">[</text:span><text:span text:style-name="T6">33</text:span><text:span text:style-name="T3">]</text:span></text:p>
        </text:list-item>
        <text:list-item>
          <text:p text:style-name="P1">本月贡献的wiki代码数有：<text:span text:style-name="T4">[</text:span><text:span text:style-name="T7">0</text:span><text:span text:style-name="T4">]</text:span></text:p>
        </text:list-item>
        <text:list-item>
          <text:p text:style-name="P1">本月贡献的有效代码行数有：<text:span text:style-name="T4">[</text:span><text:span text:style-name="T7">0</text:span><text:span text:style-name="T4">]</text:span></text:p>
        </text:list-item>
        <text:list-item>
          <text:p text:style-name="P1">本月跟踪fixed的bug帖子数量：<text:span text:style-name="T4">[</text:span><text:span text:style-name="T6">0</text:span><text:span text:style-name="T4">]</text:span></text:p>
        </text:list-item>
        <text:list-item>
          <text:p text:style-name="P1">满足需求并稳定使用了超过三个月的功能代码：<text:span text:style-name="T4">[</text:span><text:span text:style-name="T6">0</text:span><text:span text:style-name="T4">]</text:span></text:p>
        </text:list-item>
        <text:list-item>
          <text:p text:style-name="P1">所有组员的平均代码行数：<text:span text:style-name="T5">[</text:span><text:span text:style-name="T6">0</text:span><text:span text:style-name="T5">]</text:span></text:p>
        </text:list-item>
      </text:list>
      <text:h text:style-name="Heading_20_1" text:outline-level="1">详细信息</text:h>
      <text:list xml:id="list32242634" text:continue-numbering="true" text:style-name="L1">
        <text:list-item>
          <text:list>
            <text:list-item>
              <text:p text:style-name="P2">功能代码加成</text:p>
              <text:list>
                <text:list-item>
                  <text:p text:style-name="P2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2"/>
                    </text:list-item>
                    <text:list-item>
                      <text:p text:style-name="P3"/>
                    </text:list-item>
                  </text:list>
                </text:list-item>
              </text:list>
            </text:list-item>
            <text:list-item>
              <text:p text:style-name="P4">组员代码加成</text:p>
              <text:list>
                <text:list-item>
                  <text:p text:style-name="P2"><text:s text:c="2"/>组员姓名 <text:s/>| <text:s text:c="2"/>组员有效代码行数 <text:s/></text:p>
                  <text:list>
                    <text:list-item>
                      <text:p text:style-name="P2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11-04T12:08:52.57</dc:date>
    <meta:editing-duration>PT4H27M16S</meta:editing-duration>
    <meta:editing-cycles>103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7" meta:word-count="175" meta:character-count="249" meta:non-whitespace-character-count="216"/>
  </office:meta>
</office:document-meta>
</file>